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cd289" officeooo:paragraph-rsid="002cd289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03227b9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>
      <style:text-properties officeooo:rsid="003227b9" officeooo:paragraph-rsid="003227b9"/>
    </style:style>
    <style:style style:name="P8" style:family="paragraph" style:parent-style-name="Text_20_body">
      <style:text-properties officeooo:rsid="0032e94e" officeooo:paragraph-rsid="0032e94e"/>
    </style:style>
    <style:style style:name="P9" style:family="paragraph" style:parent-style-name="Heading_20_1">
      <style:text-properties officeooo:rsid="0029c648" officeooo:paragraph-rsid="0029c648"/>
    </style:style>
    <style:style style:name="P10" style:family="paragraph" style:parent-style-name="Text_20_body">
      <style:text-properties officeooo:rsid="00372b23" officeooo:paragraph-rsid="00372b23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cd289"/>
    </style:style>
    <style:style style:name="T4" style:family="text">
      <style:text-properties officeooo:rsid="003227b9"/>
    </style:style>
    <style:style style:name="T5" style:family="text">
      <style:text-properties officeooo:rsid="00372b23"/>
    </style:style>
    <style:style style:name="T6" style:family="text">
      <style:text-properties officeooo:rsid="0032e94e"/>
    </style:style>
    <style:style style:name="T7" style:family="text">
      <style:text-properties officeooo:rsid="00374291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mutation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.2</text:span> of the textbook: <text:span text:style-name="T3">1 – 2, 9 – 12, 19 – 22</text:span>.</text:p>
        <text:p text:style-name="Text_20_body">For reference, the text of the problems are duplicated below. </text:p>
        <text:p text:style-name="Text_20_body">For the following exercises, give a whole number that's equal to the given expression.</text:p>
        <text:p text:style-name="P4">1. <text:bookmark text:name="MathJax-Element-1-Frame"/><draw:frame draw:style-name="fr1" draw:name="Object1" text:anchor-type="as-char" svg:y="-0.1764in" svg:width="0.1457in" svg:height="0.2236in" draw:z-index="4"><draw:object xlink:href="./Object 1" xlink:type="simple" xlink:show="embed" xlink:actuate="onLoad"/><draw:image xlink:href="./ObjectReplacements/Object 1" xlink:type="simple" xlink:show="embed" xlink:actuate="onLoad"/><svg:title>3!</svg:title></draw:frame></text:p>
        <text:p text:style-name="P4"><text:bookmark text:name="MathJax-Element-2-Frame"/><text:span text:style-name="T4">2. </text:span><draw:frame draw:style-name="fr1" draw:name="Object2" text:anchor-type="as-char" svg:y="-0.1764in" svg:width="0.1508in" svg:height="0.2236in" draw:z-index="3"><draw:object xlink:href="./Object 2" xlink:type="simple" xlink:show="embed" xlink:actuate="onLoad"/><draw:image xlink:href="./ObjectReplacements/Object 2" xlink:type="simple" xlink:show="embed" xlink:actuate="onLoad"/><svg:title>9!</svg:title></draw:frame></text:p>
        <text:p text:style-name="P5"><text:span text:style-name="T4">9</text:span>. <draw:frame draw:style-name="fr1" draw:name="Object3" text:anchor-type="as-char" svg:y="-0.1791in" svg:width="0.2264in" svg:height="0.2634in" draw:z-index="0"><draw:object xlink:href="./Object 3" xlink:type="simple" xlink:show="embed" xlink:actuate="onLoad"/><draw:image xlink:href="./ObjectReplacements/Object 3" xlink:type="simple" xlink:show="embed" xlink:actuate="onLoad"/><svg:title>4_P_3</svg:title></draw:frame></text:p>
        <text:p text:style-name="P5">10. <draw:frame draw:style-name="fr1" draw:name="Object4" text:anchor-type="as-char" svg:y="-0.1791in" svg:width="0.2252in" svg:height="0.2634in" draw:z-index="1"><draw:object xlink:href="./Object 4" xlink:type="simple" xlink:show="embed" xlink:actuate="onLoad"/><draw:image xlink:href="./ObjectReplacements/Object 4" xlink:type="simple" xlink:show="embed" xlink:actuate="onLoad"/><svg:title>7_P_5</svg:title></draw:frame></text:p>
        <text:p text:style-name="P5">11. <draw:frame draw:style-name="fr1" draw:name="Object5" text:anchor-type="as-char" svg:y="-0.1791in" svg:width="0.3256in" svg:height="0.2634in" draw:z-index="2"><draw:object xlink:href="./Object 5" xlink:type="simple" xlink:show="embed" xlink:actuate="onLoad"/><draw:image xlink:href="./ObjectReplacements/Object 5" xlink:type="simple" xlink:show="embed" xlink:actuate="onLoad"/><svg:title>12_P_10</svg:title></draw:frame></text:p>
        <text:p text:style-name="P5">12. <draw:frame draw:style-name="fr1" draw:name="Object6" text:anchor-type="as-char" svg:y="-0.1791in" svg:width="0.3252in" svg:height="0.2634in" draw:z-index="5"><draw:object xlink:href="./Object 6" xlink:type="simple" xlink:show="embed" xlink:actuate="onLoad"/><draw:image xlink:href="./ObjectReplacements/Object 6" xlink:type="simple" xlink:show="embed" xlink:actuate="onLoad"/><svg:title>14_P_10</svg:title></draw:frame></text:p>
        <text:p text:style-name="P5">The following exercises involve a horse race with 13 entrants.</text:p>
        <text:p text:style-name="Text_20_body">19 . How many possible complete orders of finish are there?</text:p>
        <text:p text:style-name="Text_20_body">20 . An exacta bet is one where the player tries to predict the top two finishers in order. How many possible exacta bets are there for this race?</text:p>
        <text:p text:style-name="Text_20_body">21 . A trifecta bet is one where the player tries to predict the top three finishers in order. How many possible trifecta bets are there for this race?</text:p>
        <text:p text:style-name="Text_20_body">22 . A superfecta bet is one where the player tries to predict the top four finishers in order. How many possible superfecta bets are there for this race?</text:p>
      </text:section>
      <text:section text:style-name="Sect2" text:name="Answer Section">
        <text:h text:style-name="P6" text:outline-level="1">Answer Key</text:h>
        <text:p text:style-name="P7">1. 6</text:p>
        <text:p text:style-name="P7">2. 362,880</text:p>
        <text:p text:style-name="P7">9. 24</text:p>
        <text:p text:style-name="P7">10. 2520</text:p>
        <text:p text:style-name="P7">11. 23<text:span text:style-name="T5">9</text:span>,500,800</text:p>
        <text:p text:style-name="P7">12. <text:span text:style-name="T6">3,632,428,800</text:span></text:p>
        <text:p text:style-name="P8">19. 6,227,020,800</text:p>
        <text:p text:style-name="P8">20. 156</text:p>
        <text:p text:style-name="P8">21. 1716</text:p>
        <text:p text:style-name="P8">22. 17,160</text:p>
      </text:section>
      <text:section text:style-name="Sect1" text:name="Feedback Section">
        <text:h text:style-name="P9" text:outline-level="1"><text:soft-page-break/>Student Feedback Templates</text:h>
        <text:p text:style-name="P10">#1 should be 6 <text:span text:style-name="T7">( 3*2*1 )</text:span></text:p>
        <text:p text:style-name="P10">#2 should be 362,880 <text:span text:style-name="T7">( 9*8*7*6*5*4*3*2*1 )</text:span></text:p>
        <text:p text:style-name="P10">#9 should be 24 <text:span text:style-name="T7">( 4*3*2 )</text:span></text:p>
        <text:p text:style-name="P10">#10 should be 2520 <text:span text:style-name="T7">( 7*6*5*4*3 )</text:span></text:p>
        <text:p text:style-name="P10">#11 should be 239,500,800 <text:span text:style-name="T7">( 12*11*10*9*8*7*6*5*4*3 )</text:span></text:p>
        <text:p text:style-name="P10">#12 should be 3,632,428,800 <text:span text:style-name="T7">( 14*13*12*11*10*9*8*7*6*5 )</text:span></text:p>
        <text:p text:style-name="P10">#19 should be 6,227,020,800 <text:span text:style-name="T7">(13! = 13*12*11*10*9*8*7*6*5*4*3*2*1 )</text:span></text:p>
        <text:p text:style-name="P10">#20 should be 156 <text:span text:style-name="T7">( 13_P_2 = 13 * 12 )</text:span></text:p>
        <text:p text:style-name="P10">#21 should be 1716 <text:span text:style-name="T7">( 13_P_3 = 13*12*11 )</text:span></text:p>
        <text:p text:style-name="P10">#22 should be 17,160 <text:span text:style-name="T7">( 13_P_10 = 13*12*11*10 )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0:25.658000000</meta:creation-date>
    <meta:editing-duration>PT34M5S</meta:editing-duration>
    <meta:editing-cycles>9</meta:editing-cycles>
    <meta:generator>LibreOffice/24.8.2.1$Windows_X86_64 LibreOffice_project/0f794b6e29741098670a3b95d60478a65d05ef13</meta:generator>
    <dc:title>Permutations</dc:title>
    <dc:date>2024-11-11T21:10:08.934000000</dc:date>
    <meta:print-date>2024-11-11T21:09:44.542000000</meta:print-date>
    <meta:printed-by>PDF files</meta:printed-by>
    <meta:document-statistic meta:table-count="0" meta:image-count="0" meta:object-count="6" meta:page-count="2" meta:paragraph-count="40" meta:word-count="269" meta:character-count="1528" meta:non-whitespace-character-count="1289"/>
    <meta:template xlink:type="simple" xlink:actuate="onRequest" xlink:title="Homework Assignment" xlink:href="../../../../../../Desktop/PortableApps/LibreOfficePortable/Data/settings/user/template/Homework%20Assignment.ott" meta:date="2024-11-11T15:40:25.392000000"/>
  </office:meta>
</office:document-meta>
</file>

<file path=Object 1/content.xml><?xml version="1.0" encoding="utf-8"?>
<math xmlns="http://www.w3.org/1998/Math/MathML" display="block">
  <semantics>
    <mrow>
      <mn>3</mn>
      <mo stretchy="false">!</mo>
    </mrow>
    <annotation encoding="StarMath 5.0">fact{3} </annotation>
  </semantics>
</math>
</file>

<file path=Object 2/content.xml><?xml version="1.0" encoding="utf-8"?>
<math xmlns="http://www.w3.org/1998/Math/MathML" display="block">
  <semantics>
    <mrow>
      <mn>9</mn>
      <mo stretchy="false">!</mo>
    </mrow>
    <annotation encoding="StarMath 5.0">fact{ 9 }</annotation>
  </semantics>
</math>
</file>

<file path=Object 3/content.xml><?xml version="1.0" encoding="utf-8"?>
<math xmlns="http://www.w3.org/1998/Math/MathML" display="block">
  <semantics>
    <mmultiscripts>
      <mi>P</mi>
      <mn>3</mn>
      <none/>
      <mprescripts/>
      <mn>4</mn>
      <none/>
    </mmultiscripts>
    <annotation encoding="StarMath 5.0">P lsub{4} rsub{ 3 } </annotation>
  </semantics>
</math>
</file>

<file path=Object 4/content.xml><?xml version="1.0" encoding="utf-8"?>
<math xmlns="http://www.w3.org/1998/Math/MathML" display="block">
  <semantics>
    <mmultiscripts>
      <mi>P</mi>
      <mn>5</mn>
      <none/>
      <mprescripts/>
      <mn>7</mn>
      <none/>
    </mmultiscripts>
    <annotation encoding="StarMath 5.0">P lsub{ 7 } rsub{ 5 }</annotation>
  </semantics>
</math>
</file>

<file path=Object 5/content.xml><?xml version="1.0" encoding="utf-8"?>
<math xmlns="http://www.w3.org/1998/Math/MathML" display="block">
  <semantics>
    <mmultiscripts>
      <mi>P</mi>
      <mn>10</mn>
      <none/>
      <mprescripts/>
      <mn>12</mn>
      <none/>
    </mmultiscripts>
    <annotation encoding="StarMath 5.0">P lsub{ 12 } rsub { 10 }</annotation>
  </semantics>
</math>
</file>

<file path=Object 6/content.xml><?xml version="1.0" encoding="utf-8"?>
<math xmlns="http://www.w3.org/1998/Math/MathML" display="block">
  <semantics>
    <mmultiscripts>
      <mi>P</mi>
      <mn>10</mn>
      <none/>
      <mprescripts/>
      <mn>14</mn>
      <none/>
    </mmultiscripts>
    <annotation encoding="StarMath 5.0">P lsub{ 14 } rsub{ 10 }</annotation>
  </semantics>
</math>
</file>